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pacmanUB : un clone de pacman made in Bordeaux</text:title></text:p>
      <text:p text:style-name="OrgTitle"/>
      <text:p text:style-name="OrgSubtitle"><text:initial-creator>Frédéric Santos</text:initial-creator></text:p>
      <text:p text:style-name="OrgSubtitle"/>
      <text:table-of-content text:style-name="OrgIndexSection" text:protected="true" text:name="Table of Contents">
        <text:table-of-content-source text:outline-level="3">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des matières</text:p>
          </text:index-title>
          <text:p text:style-name="Contents_20_1"><text:a xlink:type="simple" xlink:href="#org398874f">1. Présentation du logiciel</text:a></text:p>
          <text:p text:style-name="Contents_20_1"><text:a xlink:type="simple" xlink:href="#orgea0088c">2. Installation</text:a></text:p>
          <text:p text:style-name="Contents_20_2"><text:a xlink:type="simple" xlink:href="#org4ac41b1">2.1. Linux</text:a></text:p>
          <text:p text:style-name="Contents_20_2"><text:a xlink:type="simple" xlink:href="#org1560c9f">2.2. Mac OS</text:a></text:p>
          <text:p text:style-name="Contents_20_2"><text:a xlink:type="simple" xlink:href="#orga2b6a7a">2.3. Windows</text:a></text:p>
          <text:p text:style-name="Contents_20_3"><text:a xlink:type="simple" xlink:href="#orgd27b053">2.3.1. Windows 7</text:a></text:p>
          <text:p text:style-name="Contents_20_3"><text:a xlink:type="simple" xlink:href="#org8ea4550">2.3.2. Windows 10</text:a></text:p>
        </text:index-body>
      </text:table-of-content>
      <text:h text:style-name="Heading_20_1" text:outline-level="1" text:is-list-header="false">
<text:bookmark-start text:name="OrgXref.org398874f"/>
<text:bookmark text:name="org398874f"/>Présentation du logiciel
<text:bookmark-end text:name="OrgXref.org398874f"/></text:h>
      <text:p text:style-name="Text_20_body">Lorem ipsum dolor sit amet, consectetuer adipiscing elit.  Donec hendrerit tempor tellus.  Donec pretium posuere tellus.  Proin quam nisl, tincidunt et, mattis eget, convallis nec, purus.  Cum sociis natoque penatibus et magnis dis parturient montes, nascetur ridiculus mus.  Nulla posuere.  Donec vitae dolor.  Nullam tristique diam non turpis.  Cras placerat accumsan nulla.  Nullam rutrum.  Nam vestibulum accumsan nisl.
</text:p>
      <text:h text:style-name="Heading_20_1" text:outline-level="1" text:is-list-header="false">
<text:bookmark-start text:name="OrgXref.orgea0088c"/>
<text:bookmark text:name="orgea0088c"/>Installation
<text:bookmark-end text:name="OrgXref.orgea0088c"/></text:h>
      <text:h text:style-name="Heading_20_2" text:outline-level="2" text:is-list-header="false">
<text:bookmark-start text:name="OrgXref.org4ac41b1"/>
<text:bookmark text:name="org4ac41b1"/>Linux
<text:bookmark-end text:name="OrgXref.org4ac41b1"/></text:h>
      <text:h text:style-name="Heading_20_2" text:outline-level="2" text:is-list-header="false">
<text:bookmark-start text:name="OrgXref.org1560c9f"/>
<text:bookmark text:name="org1560c9f"/>Mac OS
<text:bookmark-end text:name="OrgXref.org1560c9f"/></text:h>
      <text:p text:style-name="Text_20_body">Lorem ipsum dolor sit amet, consectetuer adipiscing elit.  Donec hendrerit tempor tellus.  Donec pretium posuere tellus.  Proin quam nisl, tincidunt et, mattis eget, convallis nec, purus.  Cum sociis natoque penatibus et magnis dis parturient montes, nascetur ridiculus mus.  Nulla posuere.  Donec vitae dolor.  Nullam tristique diam non turpis.  Cras placerat accumsan nulla.  Nullam rutrum.  Nam vestibulum accumsan nisl.
</text:p>
      <text:h text:style-name="Heading_20_2" text:outline-level="2" text:is-list-header="false">
<text:bookmark-start text:name="OrgXref.orga2b6a7a"/>
<text:bookmark text:name="orga2b6a7a"/>Windows
<text:bookmark-end text:name="OrgXref.orga2b6a7a"/></text:h>
      <text:h text:style-name="Heading_20_3" text:outline-level="3" text:is-list-header="false">
<text:bookmark-start text:name="OrgXref.orgd27b053"/>
<text:bookmark text:name="orgd27b053"/>Windows 7
<text:bookmark-end text:name="OrgXref.orgd27b053"/></text:h>
      <text:h text:style-name="Heading_20_3" text:outline-level="3" text:is-list-header="false">
<text:bookmark-start text:name="OrgXref.org8ea4550"/>
<text:bookmark text:name="org8ea4550"/>Windows 10
<text:bookmark-end text:name="OrgXref.org8ea4550"/></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rédéric Santos</dc:creator>
    <meta:initial-creator>Frédéric Santos</meta:initial-creator>
    <dc:date>2021-05-03T10:43:59</dc:date>
    <meta:creation-date>2021-05-03T10:43:59</meta:creation-date>
    <meta:generator>Emacs 27.2 (Org mode 9.4.5)</meta:generator>
    <meta:keyword/>
    <dc:subject/>
    <dc:title>pacmanUB : un clone de pacman made in Bordeaux</dc:title>
  </office:meta>
</office:document-meta>
</file>